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2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row table:style-name="ro1">
          <table:table-cell table:style-name="ce6" office:value-type="string" calcext:value-type="string">
            <text:p>Magnitud</text:p>
          </table:table-cell>
          <table:table-cell table:style-name="ce6" office:value-type="string" calcext:value-type="string">
            <text:p>Parámetro</text:p>
          </table:table-cell>
          <table:table-cell table:style-name="ce6" office:value-type="string" calcext:value-type="string">
            <text:p>Experiment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Simulación</text:p>
          </table:table-cell>
          <table:table-cell table:style-name="ce6"/>
        </table:table-row>
        <table:table-row table:style-name="ro1">
          <table:table-cell office:value-type="string" calcext:value-type="string">
            <text:p>Longitud</text:p>
          </table:table-cell>
          <table:table-cell office:value-type="string" calcext:value-type="string">
            <text:p>Diámetro de móviles (d)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a</text:p>
          </table:table-cell>
          <table:table-cell office:value-type="string" calcext:value-type="string">
            <text:p>Masa de móviles (m)</text:p>
          </table:table-cell>
          <table:table-cell table:style-name="ce8" office:value-type="float" office:value="0.00021" calcext:value-type="float">
            <text:p>2,10E-04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sqrt(d/g) (t)</text:p>
          </table:table-cell>
          <table:table-cell table:formula="of:=SQRT([.C2]/[.C5])" office:value-type="float" office:value="0.0225876975726313" calcext:value-type="float">
            <text:p>0,022587697572631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leración</text:p>
          </table:table-cell>
          <table:table-cell office:value-type="string" calcext:value-type="string">
            <text:p>gravedad (g)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d/t</text:p>
          </table:table-cell>
          <table:table-cell table:formula="of:=[.C2]/[.C4]" office:value-type="float" office:value="0.221359436211787" calcext:value-type="float">
            <text:p>0,221359436211787</text:p>
          </table:table-cell>
          <table:table-cell office:value-type="string" calcext:value-type="string">
            <text:p>m/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erza</text:p>
          </table:table-cell>
          <table:table-cell office:value-type="string" calcext:value-type="string">
            <text:p>mg (F)</text:p>
          </table:table-cell>
          <table:table-cell table:formula="of:=[.C3]*[.C5]" office:value-type="float" office:value="0.002058" calcext:value-type="float">
            <text:p>0,00205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ión</text:p>
          </table:table-cell>
          <table:table-cell office:value-type="string" calcext:value-type="string">
            <text:p>F/L</text:p>
          </table:table-cell>
          <table:table-cell table:formula="of:=[.C7]/[.C2]" office:value-type="float" office:value="0.4116" calcext:value-type="float">
            <text:p>0,4116</text:p>
          </table:table-cell>
          <table:table-cell office:value-type="string" calcext:value-type="string">
            <text:p>N/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ergía Cinetica:</text:p>
          </table:table-cell>
          <table:table-cell office:value-type="string" calcext:value-type="string">
            <text:p>M * v²</text:p>
          </table:table-cell>
          <table:table-cell table:formula="of:=[.C2]*[.C6]*[.C6]" office:value-type="float" office:value="0.000245" calcext:value-type="float">
            <text:p>0,000245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mplitud</text:p>
          </table:table-cell>
          <table:table-cell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Frecuencia base (f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z</text:p>
          </table:table-cell>
          <table:table-cell table:formula="of:=[.C13]*[.C4]" office:value-type="float" office:value="0.451753951452626" calcext:value-type="float">
            <text:p>0,451753951452626</text:p>
          </table:table-cell>
          <table:table-cell office:value-type="string" calcext:value-type="string">
            <text:p>f t</text:p>
          </table:table-cell>
        </table:table-row>
        <table:table-row table:style-name="ro1">
          <table:table-cell office:value-type="string" calcext:value-type="string">
            <text:p>Frec. Angular</text:p>
          </table:table-cell>
          <table:table-cell office:value-type="string" calcext:value-type="string">
            <text:p>omega (w)</text:p>
          </table:table-cell>
          <table:table-cell table:formula="of:=2*PI()*[.C13]" office:value-type="float" office:value="125.663706143592" calcext:value-type="float">
            <text:p>125,663706143592</text:p>
          </table:table-cell>
          <table:table-cell office:value-type="string" calcext:value-type="string">
            <text:p>rad/s</text:p>
          </table:table-cell>
          <table:table-cell table:style-name="Default" table:formula="of:=[.C14]*[.C4]" office:value-type="float" office:value="2.83845379022746" calcext:value-type="float">
            <text:p>2,83845379022746</text:p>
          </table:table-cell>
          <table:table-cell office:value-type="string" calcext:value-type="string">
            <text:p>w 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mestep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pasos por per.</text:p>
          </table:table-cell>
          <table:table-cell table:number-columns-repeated="2"/>
          <table:table-cell table:style-name="ce9"/>
          <table:table-cell table:style-name="ce9" table:formula="of:=1/[.E13]/[.E16]" office:value-type="float" office:value="442.718872423573" calcext:value-type="float">
            <text:p>442,7189</text:p>
          </table:table-cell>
          <table:table-cell/>
        </table:table-row>
        <table:table-row table:style-name="ro1">
          <table:table-cell office:value-type="string" calcext:value-type="string">
            <text:p>tiempo sim/T</text:p>
          </table:table-cell>
          <table:table-cell table:number-columns-repeated="2"/>
          <table:table-cell table:style-name="ce9"/>
          <table:table-cell table:style-name="ce9" table:formula="of:=[.E17]*[.E16]" office:value-type="float" office:value="2.21359436211787" calcext:value-type="float">
            <text:p>2,2136</text:p>
          </table:table-cell>
          <table:table-cell table:style-name="ce10"/>
        </table:table-row>
        <table:table-row table:style-name="ro1">
          <table:table-cell office:value-type="string" calcext:value-type="string">
            <text:p>Tiempo sim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[.C19]/[.C4]" office:value-type="float" office:value="442.718872423573" calcext:value-type="float">
            <text:p>442,718872423573</text:p>
          </table:table-cell>
          <table:table-cell/>
        </table:table-row>
        <table:table-row table:style-name="ro1">
          <table:table-cell office:value-type="string" calcext:value-type="string">
            <text:p>Per. Muestreo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C20]*[.E18]" office:value-type="float" office:value="8.85437744847148" calcext:value-type="float">
            <text:p>8,85437744847148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0129" number:language="en" number:country="US" loext:transliteration-spellout="ARS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ARS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ARS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ARS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11:06:26.3824906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2T12:00:41.543455244</meta:creation-date>
    <dc:date>2025-10-17T11:06:46.758719710</dc:date>
    <meta:editing-duration>PT14H8M20S</meta:editing-duration>
    <meta:editing-cycles>19</meta:editing-cycles>
    <meta:generator>LibreOffice/25.8.1.1$Linux_X86_64 LibreOffice_project/580$Build-1</meta:generator>
    <meta:document-statistic meta:table-count="1" meta:cell-count="74" meta:object-count="0"/>
  </office:meta>
</office:document-meta>
</file>